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1600000057FA1D189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驿微米黑" svg:font-family="文泉驿微米黑" style:font-adornments="标准"/>
    <style:font-face style:name="Calibri" svg:font-family="Calibri" style:font-family-generic="swiss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4" style:family="table">
      <style:table-properties style:width="17.59cm" fo:break-before="auto" fo:break-after="auto" table:align="margins" fo:keep-with-next="auto"/>
    </style:style>
    <style:style style:name="表格4.A" style:family="table-column">
      <style:table-column-properties style:column-width="3.517cm" style:rel-column-width="13104*"/>
    </style:style>
    <style:style style:name="表格4.C" style:family="table-column">
      <style:table-column-properties style:column-width="1.759cm" style:rel-column-width="6552*"/>
    </style:style>
    <style:style style:name="表格4.D" style:family="table-column">
      <style:table-column-properties style:column-width="1.76cm" style:rel-column-width="6558*"/>
    </style:style>
    <style:style style:name="表格4.F" style:family="table-column">
      <style:table-column-properties style:column-width="3.519cm" style:rel-column-width="13113*"/>
    </style:style>
    <style:style style:name="表格4.1" style:family="table-row">
      <style:table-row-properties style:row-height="0.6cm"/>
    </style:style>
    <style:style style:name="表格4.A1" style:family="table-cell">
      <style:table-cell-properties fo:padding="0.097cm" fo:border="none"/>
    </style:style>
    <style:style style:name="表格4.C1" style:family="table-cell">
      <style:table-cell-properties style:vertical-align="middle" fo:padding="0.097cm" fo:border="none"/>
    </style:style>
    <style:style style:name="表格4.4" style:family="table-row">
      <style:table-row-properties style:row-height="0.321cm"/>
    </style:style>
    <style:style style:name="表格4.5" style:family="table-row">
      <style:table-row-properties style:row-height="2.404cm"/>
    </style:style>
    <style:style style:name="表格4.6" style:family="table-row">
      <style:table-row-properties style:row-height="0.4cm"/>
    </style:style>
    <style:style style:name="表格4.7" style:family="table-row">
      <style:table-row-properties style:row-height="0.499cm"/>
    </style:style>
    <style:style style:name="表格4.A7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7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E7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F7" style:family="table-cell">
      <style:table-cell-properties fo:padding="0.097cm" fo:border="0.05pt solid #000000"/>
    </style:style>
    <style:style style:name="表格4.A9" style:family="table-cell" style:data-style-name="N100">
      <style:table-cell-properties fo:padding="0.097cm" fo:border-left="0.05pt solid #000000" fo:border-right="none" fo:border-top="none" fo:border-bottom="none"/>
    </style:style>
    <style:style style:name="表格4.B9" style:family="table-cell">
      <style:table-cell-properties fo:padding="0.097cm" fo:border-left="0.05pt solid #000000" fo:border-right="0.05pt solid #000000" fo:border-top="none" fo:border-bottom="none"/>
    </style:style>
    <style:style style:name="表格4.E9" style:family="table-cell" style:data-style-name="N100">
      <style:table-cell-properties fo:padding="0.097cm" fo:border-left="0.05pt solid #000000" fo:border-right="0.05pt solid #000000" fo:border-top="none" fo:border-bottom="none"/>
    </style:style>
    <style:style style:name="表格4.F9" style:family="table-cell" style:data-style-name="N100">
      <style:table-cell-properties fo:padding="0.097cm" fo:border-left="none" fo:border-right="0.05pt solid #000000" fo:border-top="none" fo:border-bottom="none"/>
    </style:style>
    <style:style style:name="表格4.A11" style:family="table-cell">
      <style:table-cell-properties fo:padding="0.097cm" fo:border="0.05pt solid #000000"/>
    </style:style>
    <style:style style:name="表格4.E1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4.F11" style:family="table-cell">
      <style:table-cell-properties fo:padding="0.097cm" fo:border="0.05pt solid #000000"/>
    </style:style>
    <style:style style:name="表格4.A12" style:family="table-cell">
      <style:table-cell-properties fo:padding="0.097cm" fo:border="0.05pt solid #000000"/>
    </style:style>
    <style:style style:name="表格4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F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13" style:family="table-cell">
      <style:table-cell-properties fo:padding="0.097cm" fo:border="0.05pt solid #000000"/>
    </style:style>
    <style:style style:name="表格4.F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文泉驿微米黑" fo:font-size="16pt" style:font-name-asian="文泉驿微米黑" style:font-size-asian="16pt" style:font-name-complex="文泉驿微米黑" style:font-size-complex="16pt"/>
    </style:style>
    <style:style style:name="P4" style:family="paragraph" style:parent-style-name="Standard">
      <style:text-properties style:font-name="Calibri1" style:font-name-asian="Calibri1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size="5pt" style:font-size-asian="5pt" style:font-size-complex="5pt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7.5pt" fo:font-weight="bold" style:font-name-asian="Calibri" style:font-size-asian="7.5pt" style:font-weight-asian="bold" style:font-name-complex="Calibri" style:font-size-complex="7.5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7.5pt" fo:font-weight="bold" style:font-size-asian="7.5pt" style:font-weight-asian="bold" style:font-size-complex="7.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9pt" style:font-name-asian="Calibri1" style:font-size-asian="9pt" style:font-size-complex="9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文泉驿微米黑" style:font-name-complex="文泉驿微米黑"/>
    </style:style>
    <style:style style:name="P15" style:family="paragraph" style:parent-style-name="Table_20_Contents">
      <style:paragraph-properties fo:text-align="center" style:justify-single-word="false"/>
      <style:text-properties style:font-name="文泉驿微米黑" style:font-name-complex="文泉驿微米黑"/>
    </style:style>
    <style:style style:name="P16" style:family="paragraph" style:parent-style-name="Table_20_Contents">
      <style:paragraph-properties fo:text-align="start" style:justify-single-word="false"/>
      <style:text-properties style:font-name="文泉驿微米黑" style:font-name-complex="Lohit Hindi1"/>
    </style:style>
    <style:style style:name="P17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</style:style>
    <style:style style:name="P18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P19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P20" style:family="paragraph" style:parent-style-name="Footer">
      <style:text-properties fo:font-size="7.5pt" style:font-size-asian="7.5pt" style:font-size-complex="7.5pt"/>
    </style:style>
    <style:style style:name="P21" style:family="paragraph" style:parent-style-name="Standard" style:master-page-name="">
      <style:paragraph-properties fo:keep-together="always" style:register-true="true" style:page-number="auto" style:shadow="none" style:snap-to-layout-grid="false"/>
    </style:style>
    <style:style style:name="P22" style:family="paragraph">
      <style:paragraph-properties fo:text-align="center"/>
    </style:style>
    <style:style style:name="T1" style:family="text">
      <style:text-properties fo:font-size="15pt" style:font-size-asian="15pt" style:language-asian="zh" style:country-asian="CN" style:font-size-complex="15pt"/>
    </style:style>
    <style:style style:name="T2" style:family="text">
      <style:text-properties fo:font-size="9pt" style:text-underline-style="solid" style:text-underline-width="auto" style:text-underline-color="font-color" fo:font-weight="bold" style:font-size-asian="9pt" style:language-asian="zh" style:country-asian="CN" style:font-weight-asian="bold" style:font-size-complex="9pt" style:font-weight-complex="bold"/>
    </style:style>
    <style:style style:name="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T4" style:family="text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T5" style:family="text">
      <style:text-properties style:font-name="Calibri1" fo:font-size="7.5pt" style:text-underline-style="none" fo:font-weight="bold" style:font-size-asian="7.5pt" style:language-asian="zh" style:country-asian="CN" style:font-weight-asian="bold" style:font-size-complex="7.5pt" style:font-weight-complex="bold"/>
    </style:style>
    <style:style style:name="T6" style:family="text">
      <style:text-properties style:font-name="Calibri1" fo:font-size="7.5pt" style:text-underline-style="none" fo:font-weight="normal" style:font-size-asian="7.5pt" style:language-asian="zh" style:country-asian="CN" style:font-weight-asian="normal" style:font-size-complex="7.5pt" style:font-weight-complex="normal"/>
    </style:style>
    <style:style style:name="T7" style:family="text">
      <style:text-properties style:font-name="Calibri1" fo:font-size="7.5pt" fo:font-weight="normal" style:font-size-asian="7.5pt" style:language-asian="zh" style:country-asian="CN" style:font-weight-asian="normal" style:font-size-complex="7.5pt" style:font-weight-complex="normal"/>
    </style:style>
    <style:style style:name="T8" style:family="text">
      <style:text-properties style:font-name="Calibri1" fo:font-size="6.5pt" fo:font-weight="normal" style:font-size-asian="6.5pt" style:language-asian="zh" style:country-asian="CN" style:font-weight-asian="normal" style:font-size-complex="6.5pt" style:font-weight-complex="normal"/>
    </style:style>
    <style:style style:name="T9" style:family="text">
      <style:text-properties style:font-name="Calibri1" fo:font-size="9pt" fo:font-weight="bold" style:font-size-asian="9pt" style:language-asian="zh" style:country-asian="CN" style:font-weight-asian="bold" style:font-size-complex="9pt" style:font-weight-complex="bold"/>
    </style:style>
    <style:style style:name="T10" style:family="text">
      <style:text-properties style:font-name="Calibri1" fo:font-size="9pt" fo:font-weight="normal" style:font-size-asian="9pt" style:language-asian="zh" style:country-asian="CN" style:font-weight-asian="normal" style:font-size-complex="9pt" style:font-weight-complex="normal"/>
    </style:style>
    <style:style style:name="T11" style:family="text">
      <style:text-properties style:font-name="Calibri1" fo:font-size="9pt" style:text-underline-style="none" style:font-name-asian="Calibri1" style:font-size-asian="9pt" style:language-asian="zh" style:country-asian="CN" style:font-size-complex="9pt"/>
    </style:style>
    <style:style style:name="T12" style:family="text">
      <style:text-properties style:font-name="Calibri1" fo:font-size="9pt" style:text-underline-style="solid" style:text-underline-width="auto" style:text-underline-color="font-color" fo:font-weight="normal" style:font-name-asian="Calibri1" style:font-size-asian="9pt" style:language-asian="zh" style:country-asian="CN" style:font-weight-asian="normal" style:font-size-complex="9pt" style:font-weight-complex="normal"/>
    </style:style>
    <style:style style:name="T13" style:family="text">
      <style:text-properties style:font-name="Calibri1" fo:font-size="9pt" style:text-underline-style="solid" style:text-underline-width="auto" style:text-underline-color="font-color" fo:font-weight="bold" style:font-name-asian="Calibri1" style:font-size-asian="9pt" style:language-asian="zh" style:country-asian="CN" style:font-weight-asian="bold" style:font-size-complex="9pt" style:font-weight-complex="bold"/>
    </style:style>
    <style:style style:name="T14" style:family="text">
      <style:text-properties style:font-name="Calibri1" fo:font-size="9pt" style:font-name-asian="Calibri1" style:font-size-asian="9pt" style:language-asian="zh" style:country-asian="CN" style:font-size-complex="9pt"/>
    </style:style>
    <style:style style:name="T15" style:family="text">
      <style:text-properties style:font-name="Calibri1" fo:font-size="10.5pt" style:text-underline-style="none" fo:font-weight="bold" style:font-name-asian="Calibri1" style:font-size-asian="10.5pt" style:language-asian="zh" style:country-asian="CN" style:font-weight-asian="bold" style:font-size-complex="10.5pt" style:font-weight-complex="bold"/>
    </style:style>
    <style:style style:name="T16" style:family="text">
      <style:text-properties style:font-name="Calibri1" fo:font-size="10.5pt" fo:font-style="italic" fo:font-weight="normal" style:font-name-asian="Calibri1" style:font-size-asian="10.5pt" style:language-asian="zh" style:country-asian="CN" style:font-style-asian="italic" style:font-weight-asian="normal" style:font-size-complex="10.5pt" style:font-style-complex="italic" style:font-weight-complex="normal"/>
    </style:style>
    <style:style style:name="T17" style:family="text">
      <style:text-properties style:font-name="Calibri1" fo:font-size="10.5pt" fo:font-style="italic" style:font-name-asian="Calibri1" style:font-size-asian="10.5pt" style:language-asian="zh" style:country-asian="CN" style:font-style-asian="italic" style:font-size-complex="10.5pt" style:font-style-complex="italic"/>
    </style:style>
    <style:style style:name="T18" style:family="text">
      <style:text-properties style:font-name="Calibri1" fo:font-size="10.5pt" fo:font-weight="normal" style:font-name-asian="Calibri1" style:font-size-asian="10.5pt" style:language-asian="zh" style:country-asian="CN" style:font-weight-asian="normal" style:font-size-complex="10.5pt" style:font-weight-complex="normal"/>
    </style:style>
    <style:style style:name="T19" style:family="text">
      <style:text-properties style:font-name="Calibri1" fo:font-size="10.5pt" fo:font-style="normal" fo:font-weight="normal" style:font-name-asian="Calibri1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20" style:family="text">
      <style:text-properties fo:font-weight="normal" style:language-asian="zh" style:country-asian="CN" style:font-weight-asian="normal" style:font-weight-complex="normal"/>
    </style:style>
    <style:style style:name="T21" style:family="text">
      <style:text-properties fo:font-size="6.5pt" fo:font-weight="normal" style:font-size-asian="6.5pt" style:language-asian="zh" style:country-asian="CN" style:font-weight-asian="normal" style:font-size-complex="6.5pt" style:font-weight-complex="normal"/>
    </style:style>
    <style:style style:name="T22" style:family="text">
      <style:text-properties style:font-name="Calibri" fo:font-size="6.5pt" fo:font-weight="normal" style:font-name-asian="Calibri" style:font-size-asian="6.5pt" style:language-asian="zh" style:country-asian="CN" style:font-weight-asian="normal" style:font-name-complex="Calibri" style:font-size-complex="6.5pt" style:font-weight-complex="normal"/>
    </style:style>
    <style:style style:name="T23" style:family="text">
      <style:text-properties style:font-name="Calibri" fo:font-size="7.5pt" fo:font-weight="normal" style:font-name-asian="Calibri" style:font-size-asian="7.5pt" style:language-asian="zh" style:country-asian="CN" style:font-weight-asian="normal" style:font-name-complex="Calibri" style:font-size-complex="7.5pt" style:font-weight-complex="normal"/>
    </style:style>
    <style:style style:name="T24" style:family="text">
      <style:text-properties style:font-name="Calibri" fo:font-size="7.5pt" style:font-name-asian="Calibri" style:font-size-asian="7.5pt" style:language-asian="zh" style:country-asian="CN" style:font-name-complex="Calibri" style:font-size-complex="7.5pt"/>
    </style:style>
    <style:style style:name="T25" style:family="text">
      <style:text-properties style:font-name="Calibri" fo:font-size="7.5pt" fo:font-weight="bold" style:font-name-asian="Calibri" style:font-size-asian="7.5pt" style:language-asian="zh" style:country-asian="CN" style:font-weight-asian="bold" style:font-name-complex="Calibri" style:font-size-complex="7.5pt" style:font-weight-complex="bold"/>
    </style:style>
    <style:style style:name="T26" style:family="text">
      <style:text-properties style:font-name="Calibri" fo:font-size="10pt" fo:font-weight="bold" style:font-name-asian="Calibri" style:font-size-asian="10pt" style:language-asian="zh" style:country-asian="CN" style:font-weight-asian="bold" style:font-name-complex="Calibri" style:font-size-complex="10pt" style:font-weight-complex="bold"/>
    </style:style>
    <style:style style:name="T27" style:family="text">
      <style:text-properties style:font-name="Calibri" fo:font-size="10pt" style:font-name-asian="Calibri" style:font-size-asian="10pt" style:language-asian="zh" style:country-asian="CN" style:font-name-complex="Calibri" style:font-size-complex="10pt"/>
    </style:style>
    <style:style style:name="T28" style:family="text">
      <style:text-properties style:font-name="Calibri" fo:font-size="9pt" style:font-name-asian="Calibri" style:font-size-asian="9pt" style:font-name-complex="Calibri" style:font-size-complex="9pt"/>
    </style:style>
    <style:style style:name="T29" style:family="text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T30" style:family="text">
      <style:text-properties fo:font-size="7.5pt" fo:font-weight="normal" style:font-size-asian="7.5pt" style:language-asian="zh" style:country-asian="CN" style:font-weight-asian="normal" style:font-size-complex="7.5pt" style:font-weight-complex="normal"/>
    </style:style>
    <style:style style:name="T31" style:family="text">
      <style:text-properties fo:font-size="7.5pt" fo:font-weight="normal" style:font-size-asian="7.5pt" style:font-weight-asian="normal" style:font-size-complex="7.5pt" style:font-weight-complex="normal"/>
    </style:style>
    <style:style style:name="T32" style:family="text">
      <style:text-properties fo:font-size="7.5pt" style:font-size-asian="7.5pt" style:language-asian="zh" style:country-asian="CN" style:font-size-complex="7.5pt"/>
    </style:style>
    <style:style style:name="T33" style:family="text">
      <style:text-properties fo:font-size="7.5pt" style:text-underline-style="solid" style:text-underline-width="auto" style:text-underline-color="font-color" style:font-size-asian="7.5pt" style:language-asian="zh" style:country-asian="CN" style:font-size-complex="7.5pt"/>
    </style:style>
    <style:style style:name="T34" style:family="text">
      <style:text-properties style:font-name="文泉驿微米黑" fo:font-size="7.5pt" style:font-name-asian="文泉驿微米黑" style:font-size-asian="7.5pt" style:language-asian="zh" style:country-asian="CN" style:font-name-complex="文泉驿微米黑" style:font-size-complex="7.5pt"/>
    </style:style>
    <style:style style:name="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ff" draw:marker-start-width="0.651cm" draw:marker-end-width="0.651cm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ff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33"><text:placeholder text:placeholder-type="text">&lt;for each="o in objects"&gt;</text:placeholder></text:span></text:span></text:p>
      <table:table table:name="表格4" table:style-name="表格4">
        <table:table-column table:style-name="表格4.A" table:number-columns-repeated="2"/>
        <table:table-column table:style-name="表格4.C"/>
        <table:table-column table:style-name="表格4.D"/>
        <table:table-column table:style-name="表格4.A"/>
        <table:table-column table:style-name="表格4.F"/>
        <table:table-header-rows>
          <table:table-row table:style-name="表格4.1">
            <table:table-cell table:style-name="表格4.A1" office:value-type="string">
              <text:p text:style-name="P3"><text:span text:style-name="Strong_20_Emphasis"><text:span text:style-name="T11">P. O. No.:</text:span></text:span></text:p>
            </table:table-cell>
            <table:table-cell table:style-name="表格4.A1" office:value-type="string">
              <text:p text:style-name="P3"><text:span text:style-name="Strong_20_Emphasis"><text:span text:style-name="T12"><text:placeholder text:placeholder-type="text">&lt;o.name or ''&gt;</text:placeholder></text:span></text:span></text:p>
            </table:table-cell>
            <table:table-cell table:style-name="表格4.C1" table:number-rows-spanned="3" table:number-columns-spanned="2" office:value-type="string">
              <text:p text:style-name="P13"><text:span text:style-name="Strong_20_Emphasis"><text:span text:style-name="T15"><text:placeholder text:placeholder-type="text">&lt;invoice_title&gt;</text:placeholder></text:span></text:span></text:p>
            </table:table-cell>
            <table:covered-table-cell/>
            <table:table-cell table:style-name="表格4.A1" office:value-type="string">
              <text:p text:style-name="P1"><text:span text:style-name="Strong_20_Emphasis"><text:span text:style-name="T14">Invoice No.:</text:span></text:span></text:p>
            </table:table-cell>
            <table:table-cell table:style-name="表格4.A1" office:value-type="string">
              <text:p text:style-name="P1"><text:span text:style-name="Strong_20_Emphasis"><text:span text:style-name="T13"><text:placeholder text:placeholder-type="text">&lt;o.number or ''&gt;</text:placeholder></text:span></text:span></text:p>
            </table:table-cell>
          </table:table-row>
          <table:table-row table:style-name="表格4.1">
            <table:table-cell table:style-name="表格4.A1" office:value-type="string">
              <text:p text:style-name="Standard"><text:span text:style-name="Strong_20_Emphasis"><text:span text:style-name="T14">Sales Rep.:</text:span></text:span></text:p>
            </table:table-cell>
            <table:table-cell table:style-name="表格4.A1" office:value-type="string">
              <text:p text:style-name="P2"><text:span text:style-name="Strong_20_Emphasis"><text:span text:style-name="T12"><text:placeholder text:placeholder-type="text">&lt;o.user_id.name or ''&gt;</text:placeholder></text:span></text:span></text:p>
            </table:table-cell>
            <table:covered-table-cell/>
            <table:covered-table-cell/>
            <table:table-cell table:style-name="表格4.A1" office:value-type="string">
              <text:p text:style-name="P1"><text:span text:style-name="Strong_20_Emphasis"><text:span text:style-name="T14">Invoice Date:</text:span></text:span></text:p>
            </table:table-cell>
            <table:table-cell table:style-name="表格4.A1" office:value-type="string">
              <text:p text:style-name="P1"><text:span text:style-name="Strong_20_Emphasis"><text:span text:style-name="T12"><text:placeholder text:placeholder-type="text">&lt;o.date_invoice or ''&gt;</text:placeholder></text:span></text:span></text:p>
            </table:table-cell>
          </table:table-row>
          <table:table-row table:style-name="表格4.1">
            <table:table-cell table:style-name="表格4.A1" office:value-type="string">
              <text:p text:style-name="P4"/>
            </table:table-cell>
            <table:table-cell table:style-name="表格4.A1" office:value-type="string">
              <text:p text:style-name="P10"/>
            </table:table-cell>
            <table:covered-table-cell/>
            <table:covered-table-cell/>
            <table:table-cell table:style-name="表格4.A1" office:value-type="string">
              <text:p text:style-name="P1"><text:span text:style-name="Strong_20_Emphasis"><text:span text:style-name="T14">Terms:</text:span></text:span></text:p>
            </table:table-cell>
            <table:table-cell table:style-name="表格4.A1" office:value-type="string">
              <text:p text:style-name="P1"><text:span text:style-name="Strong_20_Emphasis"><text:span text:style-name="T12"><text:placeholder text:placeholder-type="text">&lt;o.payment_term.name or ''&gt;</text:placeholder></text:span></text:span></text:p>
            </table:table-cell>
          </table:table-row>
          <table:table-row table:style-name="表格4.4">
            <table:table-cell table:style-name="表格4.A1" table:number-columns-spanned="6" office:value-type="string">
              <text:p text:style-name="Table_20_Contents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表格4.5">
            <table:table-cell table:style-name="表格4.A1" table:number-columns-spanned="3" office:value-type="string">
              <text:p text:style-name="Standard"><draw:custom-shape text:anchor-type="paragraph" draw:z-index="5" draw:style-name="gr4" svg:width="8.471cm" svg:height="2.17cm" svg:x="0.005cm" svg:y="0.0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trong_20_Emphasis"><text:span text:style-name="T17"> Sold To</text:span></text:span></text:p>
              <text:p text:style-name="Table_20_Contents"><text:span text:style-name="Strong_20_Emphasis"><text:span text:style-name="T16"><text:s text:c="3"/></text:span></text:span><text:span text:style-name="Strong_20_Emphasis"><text:span text:style-name="T19"><text:placeholder text:placeholder-type="text">&lt;o.partner_id.name or ''&gt;</text:placeholder></text:span></text:span></text:p>
              <text:p text:style-name="Table_20_Contents"><text:span text:style-name="Strong_20_Emphasis"><text:span text:style-name="T16"><text:s text:c="3"/></text:span></text:span><text:span text:style-name="Strong_20_Emphasis"><text:span text:style-name="T19"><text:placeholder text:placeholder-type="text">&lt;(o.address_invoice_id.city  or '')&gt;</text:placeholder></text:span></text:span><text:span text:style-name="Strong_20_Emphasis"><text:span text:style-name="T19"><text:placeholder text:placeholder-type="text">&lt;(o.address_invoice_id.street  or '')&gt;</text:placeholder></text:span></text:span></text:p>
              <text:p text:style-name="P14"><text:span text:style-name="Strong_20_Emphasis"><text:span text:style-name="T18"><text:s text:c="3"/>Attn:</text:span></text:span><text:span text:style-name="Strong_20_Emphasis"><text:span text:style-name="T18"><text:placeholder text:placeholder-type="text">&lt;o.address_invoice_id.name or ''&gt;</text:placeholder></text:span></text:span><text:span text:style-name="Strong_20_Emphasis"><text:span text:style-name="T18"> Tel:</text:span></text:span><text:span text:style-name="Strong_20_Emphasis"><text:span text:style-name="T18"><text:placeholder text:placeholder-type="text">&lt;o.address_invoice_id.phone or ''&gt;</text:placeholder></text:span></text:span></text:p>
            </table:table-cell>
            <table:covered-table-cell/>
            <table:covered-table-cell/>
            <table:table-cell table:style-name="表格4.A1" table:number-columns-spanned="3" office:value-type="string">
              <text:p text:style-name="Standard"><draw:custom-shape text:anchor-type="paragraph" draw:z-index="4" draw:style-name="gr3" svg:width="8.471cm" svg:height="2.176cm" svg:x="0.011cm" svg:y="0.0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trong_20_Emphasis"><text:span text:style-name="T17">Ship To</text:span></text:span></text:p>
              <text:p text:style-name="Table_20_Contents"><text:span text:style-name="Strong_20_Emphasis"><text:span text:style-name="T16"><text:s text:c="3"/></text:span></text:span><text:span text:style-name="Strong_20_Emphasis"><text:span text:style-name="T19"><text:placeholder text:placeholder-type="text">&lt;o.partner_id.name or ''&gt;</text:placeholder></text:span></text:span></text:p>
              <text:p text:style-name="Table_20_Contents"><text:span text:style-name="Strong_20_Emphasis"><text:span text:style-name="T18"><text:s text:c="3"/></text:span></text:span><text:span text:style-name="Strong_20_Emphasis"><text:span text:style-name="T18"><text:placeholder text:placeholder-type="text">&lt;o.address_contact_id.city or ''&gt;</text:placeholder></text:span></text:span><text:span text:style-name="Strong_20_Emphasis"><text:span text:style-name="T18"><text:placeholder text:placeholder-type="text">&lt;o.address_contact_id.street or ''&gt;</text:placeholder></text:span></text:span></text:p>
              <text:p text:style-name="P16"><text:span text:style-name="Strong_20_Emphasis"><text:span text:style-name="T18"><text:s text:c="3"/>Attn:</text:span></text:span><text:span text:style-name="Strong_20_Emphasis"><text:span text:style-name="T18"><text:placeholder text:placeholder-type="text">&lt;o.address_contact_id.name or ''&gt;</text:placeholder></text:span></text:span><text:span text:style-name="Strong_20_Emphasis"><text:span text:style-name="T18"> Tel:</text:span></text:span><text:span text:style-name="Strong_20_Emphasis"><text:span text:style-name="T18"><text:placeholder text:placeholder-type="text">&lt;o.address_contact_id.phone or ''&gt;</text:placeholder></text:span></text:span></text:p>
            </table:table-cell>
            <table:covered-table-cell/>
            <table:covered-table-cell/>
          </table:table-row>
          <table:table-row table:style-name="表格4.6">
            <table:table-cell table:style-name="表格4.A1" table:number-columns-spanned="6" office:value-type="string">
              <text:p text:style-name="Table_20_Contents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表格4.7">
            <table:table-cell table:style-name="表格4.A7" office:value-type="string">
              <text:p text:style-name="P12"><text:span text:style-name="Strong_20_Emphasis"><text:span text:style-name="T24">Qty</text:span></text:span></text:p>
            </table:table-cell>
            <table:table-cell table:style-name="表格4.B7" table:number-columns-spanned="3" office:value-type="string">
              <text:p text:style-name="P12"><text:span text:style-name="Strong_20_Emphasis"><text:span text:style-name="T25">Description</text:span></text:span></text:p>
            </table:table-cell>
            <table:covered-table-cell/>
            <table:covered-table-cell/>
            <table:table-cell table:style-name="表格4.E7" office:value-type="string">
              <text:p text:style-name="P12"><text:span text:style-name="Strong_20_Emphasis"><text:span text:style-name="T24">Unit Amount</text:span></text:span></text:p>
            </table:table-cell>
            <table:table-cell table:style-name="表格4.F7" office:value-type="string">
              <text:p text:style-name="P15"><text:span text:style-name="Strong_20_Emphasis"><text:span text:style-name="T25">Net Amount</text:span></text:span></text:p>
            </table:table-cell>
          </table:table-row>
        </table:table-header-rows>
        <table:table-row table:style-name="表格4.7">
          <table:table-cell table:style-name="表格4.A1" table:number-columns-spanned="6" office:value-type="string">
            <text:p text:style-name="Table_20_Contents"><text:span text:style-name="Strong_20_Emphasis"><text:span text:style-name="T32"><text:placeholder text:placeholder-type="text">&lt;for each="line in lines(o)"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.7">
          <table:table-cell table:style-name="表格4.A9" office:value-type="float" office:value="0">
            <text:p text:style-name="P11"><text:span text:style-name="Strong_20_Emphasis"><text:span text:style-name="T31"><text:placeholder text:placeholder-type="text">&lt;line[0]&gt;</text:placeholder></text:span></text:span></text:p>
          </table:table-cell>
          <table:table-cell table:style-name="表格4.B9" table:number-columns-spanned="3" office:value-type="string">
            <text:p text:style-name="Table_20_Contents"><text:span text:style-name="Strong_20_Emphasis"><text:span text:style-name="T30"><text:placeholder text:placeholder-type="text">&lt;line[1]&gt;</text:placeholder></text:span></text:span></text:p>
          </table:table-cell>
          <table:covered-table-cell/>
          <table:covered-table-cell/>
          <table:table-cell table:style-name="表格4.E9" office:value-type="float" office:value="0">
            <text:p text:style-name="P11"><text:span text:style-name="Strong_20_Emphasis"><text:span text:style-name="T30"><text:placeholder text:placeholder-type="text">&lt;line[2]&gt;</text:placeholder></text:span></text:span></text:p>
          </table:table-cell>
          <table:table-cell table:style-name="表格4.F9" office:value-type="float" office:value="0">
            <text:p text:style-name="P11"><text:span text:style-name="Strong_20_Emphasis"><text:span text:style-name="T30"><text:placeholder text:placeholder-type="text">&lt;line[3]&gt;</text:placeholder></text:span></text:span></text:p>
          </table:table-cell>
        </table:table-row>
        <table:table-row table:style-name="表格4.7">
          <table:table-cell table:style-name="表格4.A1" table:number-columns-spanned="6" office:value-type="string">
            <text:p text:style-name="Table_20_Contents"><text:span text:style-name="Strong_20_Emphasis"><text:span text:style-name="T32"><text:placeholder text:placeholder-type="text">&lt;/for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.7">
          <table:table-cell table:style-name="表格4.A13" table:number-rows-spanned="3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表格4.E11" office:value-type="string">
            <text:p text:style-name="P8">Subtotal</text:p>
          </table:table-cell>
          <table:table-cell table:style-name="表格4.F11" office:value-type="string">
            <text:p text:style-name="P11"><text:span text:style-name="Strong_20_Emphasis"><text:span text:style-name="T7"><text:placeholder text:placeholder-type="text">&lt;o.currency_id and o.currency_id.name&gt;</text:placeholder></text:span></text:span><text:span text:style-name="Strong_20_Emphasis"><text:span text:style-name="T7"> </text:span></text:span><text:span text:style-name="Strong_20_Emphasis"><text:span text:style-name="T7"><text:placeholder text:placeholder-type="text">&lt;formatLang(o.amount_untaxed)&gt;</text:placeholder></text:span></text:span></text:p>
          </table:table-cell>
        </table:table-row>
        <table:table-row table:style-name="表格4.7">
          <table:covered-table-cell/>
          <table:covered-table-cell/>
          <table:covered-table-cell/>
          <table:covered-table-cell/>
          <table:table-cell table:style-name="表格4.E12" office:value-type="string">
            <text:p text:style-name="P9">Tax</text:p>
          </table:table-cell>
          <table:table-cell table:style-name="表格4.F12" office:value-type="string">
            <text:p text:style-name="P11"><text:span text:style-name="Strong_20_Emphasis"><text:span text:style-name="T7"><text:placeholder text:placeholder-type="text">&lt;o.currency_id and o.currency_id.name&gt;</text:placeholder></text:span></text:span><text:span text:style-name="Strong_20_Emphasis"><text:span text:style-name="T7"> </text:span></text:span><text:span text:style-name="Strong_20_Emphasis"><text:span text:style-name="T7"><text:placeholder text:placeholder-type="text">&lt;formatLang(o.amount_tax)&gt;</text:placeholder></text:span></text:span></text:p>
          </table:table-cell>
        </table:table-row>
        <table:table-row table:style-name="表格4.7">
          <table:covered-table-cell/>
          <table:covered-table-cell/>
          <table:covered-table-cell/>
          <table:covered-table-cell/>
          <table:table-cell table:style-name="表格4.E12" office:value-type="string">
            <text:p text:style-name="P9">Total</text:p>
          </table:table-cell>
          <table:table-cell table:style-name="表格4.F13" office:value-type="string">
            <text:p text:style-name="P11"><text:span text:style-name="Strong_20_Emphasis"><text:span text:style-name="T7"><text:placeholder text:placeholder-type="text">&lt;o.currency_id and o.currency_id.name&gt;</text:placeholder></text:span></text:span><text:span text:style-name="Strong_20_Emphasis"><text:span text:style-name="T7"> </text:span></text:span><text:span text:style-name="Strong_20_Emphasis"><text:span text:style-name="T7"><text:placeholder text:placeholder-type="text">&lt;formatLang(o.amount_total)&gt;</text:placeholder></text:span></text:span></text:p>
          </table:table-cell>
        </table:table-row>
      </table:table>
      <text:p text:style-name="P21"><text:span text:style-name="Strong_20_Emphasis"><text:span text:style-name="T34"><text:placeholder text:placeholder-type="text">&lt;/for&gt;</text:placeholder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文泉驿微米黑" svg:font-family="文泉驿微米黑" style:font-adornments="标准"/>
    <style:font-face style:name="Calibri" svg:font-family="Calibri" style:font-family-generic="swiss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10" draw:display-name="Dash 10" draw:style="rect" draw:dots1="1" draw:dots1-length="2.007cm" draw:dots2="10" draw:distance="0.153cm"/>
    <draw:stroke-dash draw:name="Fine_20_Dashed_20__28_var_29_" draw:display-name="Fine Dashed (var)" draw:style="rect" draw:dots1="1" draw:dots1-length="198%" draw:distance="6%"/>
    <draw:stroke-dash draw:name="Line_20_with_20_Fine_20_Dots" draw:display-name="Line with Fine Dots" draw:style="rect" draw:dots1="1" draw:dots2="10" draw:distance="0.006cm"/>
    <draw:stroke-dash draw:name="Ultrafine_20_Dotted_20__28_var_29_" draw:display-name="Ultrafine Dotted (var)" draw:style="rect" draw:dots1="1" draw:distance="6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font-size="7.5pt" style:font-name-asian="宋体" style:font-size-asian="7.5pt" style:font-size-complex="12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>
      <style:text-properties fo:font-size="7.5pt" style:font-size-asian="7.5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" style:family="table">
      <style:table-properties style:width="17.595cm" fo:margin-left="0cm" fo:margin-right="-0.005cm" table:align="margins" style:may-break-between-rows="false"/>
    </style:style>
    <style:style style:name="foot.A" style:family="table-column">
      <style:table-column-properties style:column-width="9.34cm" style:rel-column-width="34787*"/>
    </style:style>
    <style:style style:name="foot.B" style:family="table-column">
      <style:table-column-properties style:column-width="8.255cm" style:rel-column-width="30748*"/>
    </style:style>
    <style:style style:name="foot.1" style:family="table-row">
      <style:table-row-properties style:min-row-height="0.688cm"/>
    </style:style>
    <style:style style:name="foot.A1" style:family="table-cell">
      <style:table-cell-properties fo:background-color="transparent" fo:padding="0.097cm" fo:border="none">
        <style:background-image/>
      </style:table-cell-properties>
    </style:style>
    <style:style style:name="foot.3" style:family="table-row">
      <style:table-row-properties style:min-row-height="1.393cm"/>
    </style:style>
    <style:style style:name="foot.4" style:family="table-row">
      <style:table-row-properties style:min-row-height="0.635cm"/>
    </style:style>
    <style:style style:name="foot.5" style:family="table-row">
      <style:table-row-properties style:min-row-height="0.623cm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4" style:family="paragraph">
      <style:paragraph-properties fo:text-align="center"/>
    </style:style>
    <style:style style:name="MP5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</style:style>
    <style:style style:name="MP6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MP7" style:family="paragraph" style:parent-style-name="Table_20_Contents">
      <style:paragraph-properties fo:text-align="start" style:justify-single-word="false"/>
    </style:style>
    <style:style style:name="MP8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MP9" style:family="paragraph" style:parent-style-name="Table_20_Contents">
      <style:text-properties fo:font-size="5pt" style:font-size-asian="5pt" style:font-size-complex="5pt"/>
    </style:style>
    <style:style style:name="MP10" style:family="paragraph" style:parent-style-name="Footer">
      <style:text-properties fo:font-size="7.5pt" style:font-size-asian="7.5pt" style:font-size-complex="7.5pt"/>
    </style:style>
    <style:style style:name="MT1" style:family="text">
      <style:text-properties fo:font-size="15pt" style:font-size-asian="15pt" style:language-asian="zh" style:country-asian="CN" style:font-size-complex="15pt"/>
    </style:style>
    <style:style style:name="MT2" style:family="text">
      <style:text-properties fo:font-size="9pt" style:text-underline-style="solid" style:text-underline-width="auto" style:text-underline-color="font-color" fo:font-weight="bold" style:font-size-asian="9pt" style:language-asian="zh" style:country-asian="CN" style:font-weight-asian="bold" style:font-size-complex="9pt" style:font-weight-complex="bold"/>
    </style:style>
    <style:style style:name="M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MT4" style:family="text">
      <style:text-properties style:font-name="Calibri1" fo:font-size="7.5pt" style:text-underline-style="none" fo:font-weight="bold" style:font-size-asian="7.5pt" style:language-asian="zh" style:country-asian="CN" style:font-weight-asian="bold" style:font-size-complex="7.5pt" style:font-weight-complex="bold"/>
    </style:style>
    <style:style style:name="MT5" style:family="text">
      <style:text-properties style:font-name="Calibri1" fo:font-size="7.5pt" style:text-underline-style="none" fo:font-weight="normal" style:font-size-asian="7.5pt" style:language-asian="zh" style:country-asian="CN" style:font-weight-asian="normal" style:font-size-complex="7.5pt" style:font-weight-complex="normal"/>
    </style:style>
    <style:style style:name="MT6" style:family="text">
      <style:text-properties fo:font-weight="normal" style:language-asian="zh" style:country-asian="CN" style:font-weight-asian="normal" style:font-weight-complex="normal"/>
    </style:style>
    <style:style style:name="MT7" style:family="text">
      <style:text-properties fo:font-size="6.5pt" fo:font-weight="normal" style:font-size-asian="6.5pt" style:language-asian="zh" style:country-asian="CN" style:font-weight-asian="normal" style:font-size-complex="6.5pt" style:font-weight-complex="normal"/>
    </style:style>
    <style:style style:name="MT8" style:family="text">
      <style:text-properties style:font-name="Calibri" fo:font-size="6.5pt" fo:font-weight="normal" style:font-name-asian="Calibri" style:font-size-asian="6.5pt" style:language-asian="zh" style:country-asian="CN" style:font-weight-asian="normal" style:font-name-complex="Calibri" style:font-size-complex="6.5pt" style:font-weight-complex="normal"/>
    </style:style>
    <style:style style:name="MT9" style:family="text">
      <style:text-properties style:font-name="Calibri1" fo:font-size="6.5pt" fo:font-weight="normal" style:font-size-asian="6.5pt" style:language-asian="zh" style:country-asian="CN" style:font-weight-asian="normal" style:font-size-complex="6.5pt" style:font-weight-complex="normal"/>
    </style:style>
    <style:style style:name="MT10" style:family="text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MT11" style:family="text">
      <style:text-properties fo:font-size="7.5pt" fo:font-weight="normal" style:font-size-asian="7.5pt" style:language-asian="zh" style:country-asian="CN" style:font-weight-asian="normal" style:font-size-complex="7.5pt" style:font-weight-complex="normal"/>
    </style:style>
    <style:style style:name="MT12" style:family="text">
      <style:text-properties style:font-name="Calibri" fo:font-size="7.5pt" fo:font-weight="normal" style:font-name-asian="Calibri" style:font-size-asian="7.5pt" style:language-asian="zh" style:country-asian="CN" style:font-weight-asian="normal" style:font-name-complex="Calibri" style:font-size-complex="7.5pt" style:font-weight-complex="normal"/>
    </style:style>
    <style:style style:name="MT13" style:family="text">
      <style:text-properties fo:font-size="7.5pt" style:font-size-asian="7.5pt" style:language-asian="zh" style:country-asian="CN" style:font-size-complex="7.5pt"/>
    </style:style>
    <style:style style:name="MT14" style:family="text">
      <style:text-properties style:font-name="Calibri" fo:font-size="10pt" fo:font-weight="bold" style:font-name-asian="Calibri" style:font-size-asian="10pt" style:language-asian="zh" style:country-asian="CN" style:font-weight-asian="bold" style:font-name-complex="Calibri" style:font-size-complex="10pt" style:font-weight-complex="bold"/>
    </style:style>
    <style:style style:name="MT15" style:family="text">
      <style:text-properties style:font-name="Calibri1" fo:font-size="9pt" fo:font-weight="bold" style:font-size-asian="9pt" style:language-asian="zh" style:country-asian="CN" style:font-weight-asian="bold" style:font-size-complex="9pt" style:font-weight-complex="bold"/>
    </style:style>
    <style:style style:name="MT16" style:family="text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T17" style:family="text">
      <style:text-properties style:font-name="Calibri1" fo:font-size="9pt" fo:font-weight="normal" style:font-size-asian="9pt" style:language-asian="zh" style:country-asian="CN" style:font-weight-asian="normal" style:font-size-complex="9pt" style:font-weight-complex="normal"/>
    </style:style>
    <style:style style:name="MT18" style:family="text">
      <style:text-properties style:font-name="Calibri" fo:font-size="9pt" style:font-name-asian="Calibri" style:font-size-asian="9pt" style:font-name-complex="Calibri" style:font-size-complex="9pt"/>
    </style:style>
    <style:style style:name="MT19" style:family="text">
      <style:text-properties style:font-name="Calibri" fo:font-size="10pt" style:font-name-asian="Calibri" style:font-size-asian="10pt" style:language-asian="zh" style:country-asian="CN" style:font-name-complex="Calibri" style:font-size-complex="10pt"/>
    </style:style>
    <style:style style:name="M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图形1" text:anchor-type="paragraph" svg:x="0.041cm" svg:y="0.138cm" svg:width="9.41cm" svg:height="1.041cm" draw:z-index="2"><draw:image xlink:href="Pictures/100000000000031600000057FA1D1898.jpg" xlink:type="simple" xlink:show="embed" xlink:actuate="onLoad"/></draw:frame><text:span text:style-name="Strong_20_Emphasis"><text:span text:style-name="MT1"> </text:span></text:span></text:p>
        <text:p text:style-name="Standard"><text:span text:style-name="Strong_20_Emphasis"><text:span text:style-name="MT2"/></text:span></text:p>
        <text:p text:style-name="MP1"><text:span text:style-name="Strong_20_Emphasis"><text:span text:style-name="MT3"/></text:span></text:p>
        <text:p text:style-name="MP2"><text:span text:style-name="Strong_20_Emphasis"><text:span text:style-name="MT4"><text:placeholder text:placeholder-type="text">&lt;company.name&gt;</text:placeholder></text:span></text:span><text:span text:style-name="Strong_20_Emphasis"><text:span text:style-name="MT4"><text:tab/><text:tab/><text:tab/><text:tab/><text:tab/><text:tab/><text:tab/><text:tab/><text:tab/><text:tab/> <text:s text:c="4"/></text:span></text:span><text:span text:style-name="Strong_20_Emphasis"><text:span text:style-name="MT5"><text:s/></text:span></text:span></text:p>
        <text:p text:style-name="MP2"><text:span text:style-name="Strong_20_Emphasis"><text:span text:style-name="MT5"><text:placeholder text:placeholder-type="text">&lt;company.partner_id.address[0].street&gt;</text:placeholder></text:span></text:span><text:span text:style-name="Strong_20_Emphasis"><text:span text:style-name="MT5"><text:tab/><text:tab/><text:tab/><text:tab/><text:tab/><text:tab/><text:tab/> <text:s text:c="6"/></text:span></text:span></text:p>
        <text:p text:style-name="MP2"><text:span text:style-name="Strong_20_Emphasis"><text:span text:style-name="MT5"><text:placeholder text:placeholder-type="text">&lt;company.partner_id.address[0].street2 or ''&gt;</text:placeholder></text:span></text:span><text:span text:style-name="Strong_20_Emphasis"><text:span text:style-name="MT5">,</text:span></text:span><text:span text:style-name="Strong_20_Emphasis"><text:span text:style-name="MT5"><text:placeholder text:placeholder-type="text">&lt;company.partner_id.address[0].city or ''&gt;</text:placeholder></text:span></text:span><text:span text:style-name="Strong_20_Emphasis"><text:span text:style-name="MT5">,</text:span></text:span><text:span text:style-name="Strong_20_Emphasis"><text:span text:style-name="MT5"><text:placeholder text:placeholder-type="text">&lt;company.partner_id.address[0].country_id.name or ''&gt;</text:placeholder></text:span></text:span></text:p>
        <text:p text:style-name="MP2"><text:span text:style-name="Strong_20_Emphasis"><text:span text:style-name="MT5">Phone # <text:s text:c="3"/></text:span></text:span><text:span text:style-name="Strong_20_Emphasis"><text:span text:style-name="MT5"><text:placeholder text:placeholder-type="text">&lt;company.partner_id.address[0].phone or ''&gt;</text:placeholder></text:span></text:span><text:span text:style-name="Strong_20_Emphasis"><text:span text:style-name="MT5"> <text:s text:c="3"/>Fax # <text:s text:c="3"/></text:span></text:span><text:span text:style-name="Strong_20_Emphasis"><text:span text:style-name="MT5"><text:placeholder text:placeholder-type="text">&lt;company.partner_id.address[0].fax or ''&gt;</text:placeholder></text:span></text:span></text:p>
        <text:p text:style-name="MP3"><draw:line text:anchor-type="paragraph" draw:z-index="0" draw:style-name="Mgr1" draw:text-style-name="MP4" svg:x1="0.031cm" svg:y1="0.114cm" svg:x2="17.605cm" svg:y2="0.114cm"><text:p/></draw:line><draw:line text:anchor-type="paragraph" draw:z-index="1" draw:style-name="Mgr1" draw:text-style-name="MP4" svg:x1="0.03cm" svg:y1="0.389cm" svg:x2="17.6cm" svg:y2="0.349cm"><text:p/></draw:line><text:span text:style-name="Strong_20_Emphasis"><text:span text:style-name="MT6"/></text:span></text:p>
      </style:header>
      <style:footer>
        <table:table table:name="foot" table:style-name="foot">
          <table:table-column table:style-name="foot.A"/>
          <table:table-column table:style-name="foot.B"/>
          <table:table-row table:style-name="foot.1">
            <table:table-cell table:style-name="foot.A1" office:value-type="string">
              <text:p text:style-name="MP5"><text:span text:style-name="Strong_20_Emphasis"><text:span text:style-name="MT7">The Exchange Rate for US Dollar is 1USD=7.8HKD</text:span></text:span></text:p>
            </table:table-cell>
            <table:table-cell table:style-name="foot.A1" office:value-type="string">
              <text:p text:style-name="Table_20_Contents"/>
            </table:table-cell>
          </table:table-row>
          <table:table-row>
            <table:table-cell table:style-name="foot.A1" office:value-type="string">
              <text:p text:style-name="MP5"><text:span text:style-name="Strong_20_Emphasis"><text:span text:style-name="MT8">Please Remit To:</text:span></text:span></text:p>
              <text:p text:style-name="MP5"><text:span text:style-name="Strong_20_Emphasis"><text:span text:style-name="MT9">Beneficiary Account Name:</text:span></text:span></text:p>
              <text:p text:style-name="MP6"><text:span text:style-name="Strong_20_Emphasis"><text:span text:style-name="MT9"><text:placeholder text:placeholder-type="text">&lt;company.name&gt;</text:placeholder></text:span></text:span></text:p>
            </table:table-cell>
            <table:table-cell table:style-name="foot.A1" office:value-type="string">
              <text:p text:style-name="Table_20_Contents"/>
            </table:table-cell>
          </table:table-row>
          <table:table-row table:style-name="foot.3">
            <table:table-cell table:style-name="foot.A1" office:value-type="string">
              <text:p text:style-name="MP7"><text:span text:style-name="Strong_20_Emphasis"><text:span text:style-name="MT10"><text:placeholder text:placeholder-type="text">&lt;for each="ba in bank_accounts"&gt;</text:placeholder></text:span></text:span></text:p>
              <text:p text:style-name="MP6"><text:span text:style-name="Strong_20_Emphasis"><text:span text:style-name="MT11"><text:placeholder text:placeholder-type="text">&lt;ba[0]&gt;</text:placeholder></text:span></text:span></text:p>
              <text:p text:style-name="MP6"><text:span text:style-name="Strong_20_Emphasis"><text:span text:style-name="MT12">Swift Code/BIC: </text:span></text:span><text:span text:style-name="Strong_20_Emphasis"><text:span text:style-name="MT11"><text:placeholder text:placeholder-type="text">&lt;ba[1]&gt;</text:placeholder></text:span></text:span><text:span text:style-name="Strong_20_Emphasis"><text:span text:style-name="MT11">,</text:span></text:span></text:p>
              <text:p text:style-name="MP6"><text:span text:style-name="Strong_20_Emphasis"><text:span text:style-name="MT12">Account Number : </text:span></text:span><text:span text:style-name="Strong_20_Emphasis"><text:span text:style-name="MT11"><text:placeholder text:placeholder-type="text">&lt;ba[2]&gt;</text:placeholder></text:span></text:span><text:span text:style-name="Strong_20_Emphasis"><text:span text:style-name="MT11"> </text:span></text:span><text:span text:style-name="Strong_20_Emphasis"><text:span text:style-name="MT11"><text:placeholder text:placeholder-type="text">&lt;ba[3]&gt;</text:placeholder></text:span></text:span></text:p>
              <text:p text:style-name="MP6"><text:span text:style-name="Strong_20_Emphasis"><text:span text:style-name="MT11"><text:placeholder text:placeholder-type="text">&lt;ba[4]&gt;</text:placeholder></text:span></text:span><text:span text:style-name="Strong_20_Emphasis"><text:span text:style-name="MT11"> </text:span></text:span><text:span text:style-name="Strong_20_Emphasis"><text:span text:style-name="MT11"><text:placeholder text:placeholder-type="text">&lt;ba[5]&gt;</text:placeholder></text:span></text:span></text:p>
              <text:p text:style-name="MP5"><text:span text:style-name="Strong_20_Emphasis"><text:span text:style-name="MT13"><text:placeholder text:placeholder-type="text">&lt;/for&gt;</text:placeholder></text:span></text:span><text:span text:style-name="Strong_20_Emphasis"><text:span text:style-name="MT11"><text:tab/></text:span></text:span></text:p>
            </table:table-cell>
            <table:table-cell table:style-name="foot.A1" office:value-type="string">
              <text:p text:style-name="Table_20_Contents"><text:span text:style-name="Strong_20_Emphasis"><text:span text:style-name="MT14">For and on behalf of</text:span></text:span></text:p>
              <text:p text:style-name="Table_20_Contents"/>
              <text:p text:style-name="Table_20_Contents"/>
            </table:table-cell>
          </table:table-row>
          <table:table-row table:style-name="foot.4">
            <table:table-cell table:style-name="foot.A1" office:value-type="string">
              <text:p text:style-name="MP5"><text:span text:style-name="Strong_20_Emphasis"><text:span text:style-name="MT8">By cheque: Please make crossed cheque payable to</text:span></text:span></text:p>
              <text:p text:style-name="MP8"><text:span text:style-name="Strong_20_Emphasis"><text:span text:style-name="MT15"><text:placeholder text:placeholder-type="text">&lt;company.name&gt;</text:placeholder></text:span></text:span></text:p>
            </table:table-cell>
            <table:table-cell table:style-name="foot.A1" office:value-type="string">
              <text:p text:style-name="MP7"><text:span text:style-name="Strong_20_Emphasis"><text:span text:style-name="MT16"/></text:span></text:p>
              <text:p text:style-name="MP7"><draw:line text:anchor-type="paragraph" draw:z-index="3" draw:style-name="Mgr2" draw:text-style-name="MP4" svg:x1="-0.046cm" svg:y1="-0.348cm" svg:x2="7.892cm" svg:y2="-0.374cm"><text:p text:style-name="MP4"/><text:p text:style-name="MP4"/><text:p text:style-name="MP4"/></draw:line><text:span text:style-name="Strong_20_Emphasis"><text:span text:style-name="MT17"><text:placeholder text:placeholder-type="text">&lt;company.name&gt;</text:placeholder></text:span></text:span></text:p>
            </table:table-cell>
          </table:table-row>
          <table:table-row table:style-name="foot.5">
            <table:table-cell table:style-name="foot.A1" table:number-columns-spanned="2" office:value-type="string">
              <text:p text:style-name="Table_20_Contents"><text:span text:style-name="MT18">Remarks: <text:s/></text:span><text:tab/><text:tab/><text:tab/><text:tab/> <text:s text:c="29"/><text:span text:style-name="Strong_20_Emphasis"><text:span text:style-name="MT19">Page <text:s/></text:span></text:span><text:span text:style-name="Strong_20_Emphasis"><text:span text:style-name="MT19"><text:page-number text:select-page="current">1</text:page-number></text:span></text:span> <text:s/></text:p>
              <text:p text:style-name="MP9">1) The invoice amount is considered true and correct if no formal disputes are received within 14 days from the date of invoice date<text:line-break/>2) Master Concept retends the title of products until full payment has been made<text:line-break/>3) Master Concept reserve the right to charge interest of 2% per month for those invoices not paid within the agreed credit period from date of invoice.</text:p>
              <text:p text:style-name="MP9">4) Overseas Bank Draft is not accepted.</text:p>
            </table:table-cell>
            <table:covered-table-cell/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ERP </meta:initial-creator>
    <meta:creation-date>2011-06-17T19:07:04</meta:creation-date>
    <dc:date>2011-11-21T21:06:43.33</dc:date>
    <meta:editing-duration>P2DT18H52M23S</meta:editing-duration>
    <meta:editing-cycles>254</meta:editing-cycles>
    <meta:generator>LibreOffice/3.4$Win32 LibreOffice_project/340m1$Build-12</meta:generator>
    <meta:document-statistic meta:table-count="2" meta:image-count="1" meta:object-count="0" meta:page-count="1" meta:paragraph-count="0" meta:word-count="259" meta:character-count="2006" meta:non-whitespace-character-count="1785"/>
  </office:meta>
</office:document-meta>
</file>